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30000002B4C8825D7.png" manifest:media-type="image/png"/>
  <manifest:file-entry manifest:full-path="Pictures/10000001000002A9000000FD3CA832C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uphemia" svg:font-family="Euphemia" style:font-family-generic="roman" style:font-pitch="variable"/>
    <style:font-face style:name="Euphemia1" svg:font-family="Euphem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2" style:family="paragraph" style:parent-style-name="Standard">
      <style:paragraph-properties fo:margin-top="0cm" fo:margin-bottom="0cm" style:contextual-spacing="false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3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justify" style:justify-single-word="false" style:page-number="1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17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 style:list-style-name="WWNum1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20" style:family="paragraph" style:parent-style-name="Standard" style:list-style-name="WWNum1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-0.635cm" style:auto-text-indent="false" fo:padding="0cm" fo:border="none"/>
    </style:style>
    <style:style style:name="P21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0cm" style:auto-text-indent="false" fo:padding="0cm" fo:border="none"/>
      <style:text-properties officeooo:paragraph-rsid="00141cf7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0cm" style:auto-text-indent="false" fo:padding="0cm" fo:border="none"/>
      <style:text-properties officeooo:paragraph-rsid="00148c46"/>
    </style:style>
    <style:style style:name="P23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41cf7" officeooo:paragraph-rsid="00141cf7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0cm" style:auto-text-indent="false" fo:padding="0cm" fo:border="none"/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41cf7" officeooo:paragraph-rsid="00141cf7" style:font-name-asian="Calibri1" style:font-size-asian="12pt" style:font-style-asian="normal" style:font-weight-asian="normal" style:font-name-complex="Calibri1" style:font-size-complex="12pt"/>
    </style:style>
    <style:style style:name="T1" style:family="text">
      <style:text-properties fo:color="#6fa8dc" loext:opacity="100%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6fa8dc" loext:opacity="100%" style:font-name="Helvetica Neue" fo:font-size="12pt" style:font-name-asian="Helvetica Neue1" style:font-size-asian="12pt" style:font-name-complex="Helvetica Neue1" style:font-size-complex="12pt"/>
    </style:style>
    <style:style style:name="T3" style:family="text">
      <style:text-properties fo:color="#6fa8dc" loext:opacity="100%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T4" style:family="text">
      <style:text-properties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T5" style:family="text">
      <style:text-properties fo:color="#000000" loext:opacity="100%" style:font-name="Euphemia" fo:font-size="10pt" style:font-name-asian="Euphemia1" style:font-size-asian="10pt" style:font-name-complex="Euphemia1" style:font-size-complex="10pt"/>
    </style:style>
    <style:style style:name="T6" style:family="text">
      <style:text-properties fo:color="#000000" loext:opacity="100%"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2b4da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41cf7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color="#2a6099" loext:opacity="100%" fo:font-size="12pt" officeooo:rsid="00148c46" style:font-size-asian="12pt" style:font-size-complex="12pt"/>
    </style:style>
    <style:style style:name="T15" style:family="text">
      <style:text-properties fo:color="#2a6099" loext:opacity="100%" fo:font-size="12pt" officeooo:rsid="00153153" style:font-size-asian="12pt" style:font-size-complex="12pt"/>
    </style:style>
    <style:style style:name="T16" style:family="text">
      <style:text-properties fo:color="#2a6099" loext:opacity="100%" officeooo:rsid="00148c46"/>
    </style:style>
    <style:style style:name="T17" style:family="text">
      <style:text-properties fo:color="#2a6099" loext:opacity="100%" officeooo:rsid="00153153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/>
    </style:style>
    <style:style style:name="T20" style:family="text">
      <style:text-properties officeooo:rsid="00148c46"/>
    </style:style>
    <style:style style:name="T21" style:family="text">
      <style:text-properties officeooo:rsid="0015315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8">UF2_ A6 ORGANITZACIÓ DE LA PRL</text:p>
      <text:p text:style-name="P6"/>
      <text:p text:style-name="P9"><text:span text:style-name="T7">ACTIVITAT:</text:span><text:span text:style-name="T8"> Respon a les següents preguntes.</text:span></text:p>
      <text:p text:style-name="P6"/>
      <text:list text:style-name="WWNum1">
        <text:list-item>
          <text:p text:style-name="P19"><text:span text:style-name="T10">Investiga i explica de forma esquemàtica </text:span><text:span text:style-name="T11">en quins casos (qu</text:span><text:span text:style-name="T7">ines empreses)</text:span><text:span text:style-name="T11"> és obligatori tenir complertes les obligacions i normativa en matèria de PRL</text:span><text:span text:style-name="T10">? </text:span></text:p>
          <text:p text:style-name="P20"><text:span text:style-name="T10"><text:line-break/></text:span><text:span text:style-name="T12">Totes les empreses que tinguin, com a mínim, un treballador assalariat han de complir les obligacions i normativa en matèria de PRL.</text:span></text:p>
        </text:list-item>
      </text:list>
      <text:p text:style-name="P6"><text:tab/></text:p>
      <text:list text:continue-numbering="true" text:style-name="WWNum1">
        <text:list-item>
          <text:p text:style-name="P19"><text:span text:style-name="T10">Digues de quines maneres/</text:span><text:span text:style-name="T11">modalitats es pot organitzar la PRL</text:span><text:span text:style-name="T10"> dins d’una empresa i quins </text:span><text:span text:style-name="T11">requisits</text:span><text:span text:style-name="T10"> hi ha en cada cas i si hi ha alguna </text:span><text:span text:style-name="T11">obligatorietat </text:span><text:span text:style-name="T10">en aquest sentit.</text:span></text:p>
        </text:list-item>
      </text:list>
      <text:p text:style-name="P11"/>
      <text:p text:style-name="P23">Hi ha 5 maneres en les que es pot organitzar la PRL:</text:p>
      <text:p text:style-name="P24">-<text:tab/>L’empresari assumeix la prevenció:</text:p>
      <text:p text:style-name="P21"><text:span text:style-name="T13"><text:tab/>·</text:span><text:bookmark text:name="docs-internal-guid-1e10cf18-7fff-adc8-6ad1-db054f85aa19"/><text:span text:style-name="T13"><text:tab/></text:span><text:span text:style-name="T18">Fins 10 treballadores o &lt;25 treballadors, si l’empresa es al mateix centre. <text:tab/><text:tab/>Formació de 30h. No perillosa act. Si fa una activitat perillosa ha de tenir la <text:tab/><text:tab/>formació de 50 h.</text:span></text:p>
      <text:p text:style-name="P24">-<text:tab/>Es designa un treballador (o més)</text:p>
      <text:p text:style-name="P21"><text:span text:style-name="T13"><text:tab/>·<text:tab/></text:span><text:bookmark text:name="docs-internal-guid-5007dff9-7fff-bd22-3bc5-e8a49d5b5103"/><text:span text:style-name="T18">Empreses no obligades a tenir servei propi. No obligatori si es tria una altra <text:tab/><text:tab/>opció. L’empresari ha de dotar als seus delegats de temps i materials <text:tab/><text:tab/><text:tab/>necessari.</text:span></text:p>
      <text:p text:style-name="P24">- <text:tab/>Servei de prevenció propi</text:p>
      <text:p text:style-name="P21"><text:span text:style-name="T13"><text:tab/>·<text:tab/></text:span><text:bookmark text:name="docs-internal-guid-d2a02820-7fff-5482-3cf3-d83b78903e8e"/><text:span text:style-name="T18">+ de 500 treballadors/es. Entre 250 i 500 amb activitats perilloses.</text:span></text:p>
      <text:p text:style-name="P24">-<text:tab/>Servei de prevenció propi (mancomunitat)</text:p>
      <text:p text:style-name="P21"><text:span text:style-name="T13"><text:tab/>·<text:tab/></text:span><text:bookmark text:name="docs-internal-guid-5e24294f-7fff-e87c-0f32-e7a0e7d4898a"/><text:span text:style-name="T18">Empreses que comparteixen centre de treball, edifici, centre comercial... <text:tab/><text:tab/>Mateix sector productiu o territori...</text:span></text:p>
      <text:p text:style-name="P24">-<text:tab/>Servei de prevenció aliè</text:p>
      <text:p text:style-name="P21"><text:span text:style-name="T13"><text:tab/>·<text:tab/></text:span><text:bookmark text:name="docs-internal-guid-f7323ddb-7fff-2d6e-dd7f-c12eeded3b2a"/><text:span text:style-name="T18">No obligades a servei propi. Decisió de l’autoritat laboral. Empresari o <text:tab/><text:tab/><text:tab/>treballadors insuficients.</text:span></text:p>
      <text:p text:style-name="P24"/>
      <text:p text:style-name="P6"/>
      <text:list text:continue-numbering="true" text:style-name="WWNum1">
        <text:list-item>
          <text:p text:style-name="P19"><text:soft-page-break/><text:span text:style-name="T10">En cas que s’assumeixi una modalitat interna (no servei extern), </text:span><text:span text:style-name="T11">es poden dur a terme totes les disciplines</text:span><text:span text:style-name="T10">/funciones de l’activitat preventiva? </text:span></text:p>
        </text:list-item>
      </text:list>
      <text:p text:style-name="P15"/>
      <text:p text:style-name="P22"><text:span text:style-name="T14">S’han de dur a terme, com a mínim, dues de </text:span><text:span text:style-name="T15">quatre</text:span><text:span text:style-name="T14"> especialitats </text:span><text:span text:style-name="T15">següents: Medicina en el treball, Seguretat en el treball, Higiene industrial i Ergonomia i Psicosociolog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uphemia" svg:font-family="Euphemia" style:font-family-generic="roman" style:font-pitch="variable"/>
    <style:font-face style:name="Euphemia1" svg:font-family="Euphem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font-weight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6.775cm" fo:margin-top="0cm" fo:margin-bottom="0cm" table:align="center" style:writing-mode="lr-tb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3.281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fo:padding-left="0.199cm" fo:padding-right="0.191cm" fo:padding-top="0cm" fo:padding-bottom="0cm" fo:border="0.5pt solid #ffffff"/>
    </style:style>
    <style:style style:name="Table1.B1" style:family="table-cell">
      <style:table-cell-properties style:vertical-align="middle" fo:padding-left="0.199cm" fo:padding-right="0.191cm" fo:padding-top="0cm" fo:padding-bottom="0cm" fo:border="0.5pt solid #ffffff"/>
    </style:style>
    <style:style style:name="Table1.3" style:family="table-row">
      <style:table-row-properties style:min-row-height="1.101cm" fo:keep-together="auto"/>
    </style:style>
    <style:style style:name="Table2" style:family="table">
      <style:table-properties style:width="14.979cm" fo:margin-left="-0.203cm" fo:margin-top="0cm" fo:margin-bottom="0cm" table:align="left" style:writing-mode="lr-tb"/>
    </style:style>
    <style:style style:name="Table2.A" style:family="table-column">
      <style:table-column-properties style:column-width="3.496cm"/>
    </style:style>
    <style:style style:name="Table2.B" style:family="table-column">
      <style:table-column-properties style:column-width="9.259cm"/>
    </style:style>
    <style:style style:name="Table2.C" style:family="table-column">
      <style:table-column-properties style:column-width="2.224cm"/>
    </style:style>
    <style:style style:name="Table2.1" style:family="table-row">
      <style:table-row-properties style:min-row-height="0.503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ffffff"/>
    </style:style>
    <style:style style:name="Table2.2" style:family="table-row">
      <style:table-row-properties style:min-row-height="0.538cm" fo:keep-together="auto"/>
    </style:style>
    <style:style style:name="M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2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MP4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MP6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7" style:family="paragraph" style:parent-style-name="Standard">
      <style:paragraph-properties fo:margin-top="0cm" fo:margin-bottom="0cm" style:contextual-spacing="false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MP8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MP10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MP11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2" style:family="paragraph" style:parent-style-name="Standard">
      <style:paragraph-properties fo:margin-top="0cm" fo:margin-bottom="0cm" style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T1" style:family="text">
      <style:text-properties fo:color="#6fa8dc" loext:opacity="100%" style:font-name="Arial" fo:font-size="10pt" style:font-name-asian="Arial1" style:font-size-asian="10pt" style:font-name-complex="Arial1" style:font-size-complex="10pt"/>
    </style:style>
    <style:style style:name="MT2" style:family="text">
      <style:text-properties fo:color="#6fa8dc" loext:opacity="100%" style:font-name="Helvetica Neue" fo:font-size="12pt" style:font-name-asian="Helvetica Neue1" style:font-size-asian="12pt" style:font-name-complex="Helvetica Neue1" style:font-size-complex="12pt"/>
    </style:style>
    <style:style style:name="MT3" style:family="text">
      <style:text-properties fo:color="#6fa8dc" loext:opacity="100%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MT4" style:family="text">
      <style:text-properties fo:color="#000000" loext:opacity="100%" style:font-name="Euphemia" fo:font-size="10pt" style:font-name-asian="Euphemia1" style:font-size-asian="10pt" style:font-name-complex="Euphemia1" style:font-size-complex="10pt"/>
    </style:style>
    <style:style style:name="MT5" style:family="text">
      <style:text-properties fo:color="#000000" loext:opacity="100%"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MT6" style:family="text">
      <style:text-properties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2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text:span text:style-name="MT1"> </text:span><text:span text:style-name="MT2"> </text:span><text:span text:style-name="MT3">Institut Sabadell</text:span><draw:frame draw:style-name="Mfr1" draw:name="image2.png" text:anchor-type="char" svg:x="-0.002cm" svg:y="0cm" svg:width="6.006cm" svg:height="1.138cm" draw:z-index="1"><draw:image xlink:href="Pictures/10000001000000E30000002B4C8825D7.png" xlink:type="simple" xlink:show="embed" xlink:actuate="onLoad" draw:mime-type="image/png"/></draw:frame></text:p>
            </table:table-cell>
            <table:table-cell table:style-name="Table1.B1" office:value-type="string">
              <text:p text:style-name="MP3">Departament informàtica </text:p>
            </table:table-cell>
            <table:table-cell table:style-name="Table1.A1" table:number-rows-spanned="3" office:value-type="string">
              <text:p text:style-name="MP4"><text:span text:style-name="MT4">Curs</text:span><text:span text:style-name="MT5"> 202</text:span><text:span text:style-name="MT6">3</text:span><text:span text:style-name="MT5">-202</text:span><text:span text:style-name="MT6">4</text:span></text:p>
            </table:table-cell>
          </table:table-row>
          <table:table-row table:style-name="Table1.1">
            <table:covered-table-cell table:style-name="Table1.A1"/>
            <table:table-cell table:style-name="Table1.B1" table:number-rows-spanned="2" office:value-type="string">
              <text:p text:style-name="MP5">Formació i orientació laboral</text:p>
              <text:p text:style-name="MP5">UF2 – PRL</text:p>
            </table:table-cell>
            <table:covered-table-cell table:style-name="Table1.A1"/>
          </table:table-row>
          <table:table-row table:style-name="Table1.3">
            <table:covered-table-cell table:style-name="Table1.A1"/>
            <table:covered-table-cell table:style-name="Table1.B1"/>
            <table:covered-table-cell table:style-name="Table1.A1"/>
          </table:table-row>
        </table:table>
        <text:p text:style-name="MP6"><text:s/></text:p>
      </style:header>
      <style:footer>
        <text:p text:style-name="MP7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8"><draw:frame draw:style-name="Mfr2" draw:name="image1.png" text:anchor-type="as-char" svg:width="3.115cm" svg:height="1.155cm" draw:z-index="3"><draw:image xlink:href="Pictures/10000001000002A9000000FD3CA832C5.png" xlink:type="simple" xlink:show="embed" xlink:actuate="onLoad" draw:mime-type="image/png"/></draw:frame></text:p>
            </table:table-cell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0">Versió 00</text:p>
            </table:table-cell>
          </table:table-row>
          <table:table-row table:style-name="Table2.2">
            <table:covered-table-cell table:style-name="Table2.A1"/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1"><text:span text:style-name="MT7">Pàgina </text:span><text:page-number text:select-page="current">2</text:page-number><text:span text:style-name="MT7"><text:s/>de </text:span><text:page-count>2</text:page-count></text:p>
              <text:p text:style-name="MP11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7:28:00</meta:creation-date>
    <meta:generator>LibreOffice/7.6.6.3$Windows_X86_64 LibreOffice_project/d97b2716a9a4a2ce1391dee1765565ea469b0ae7</meta:generator>
    <dc:date>2024-04-08T21:19:46.849000000</dc:date>
    <meta:editing-duration>PT45M14S</meta:editing-duration>
    <meta:editing-cycles>5</meta:editing-cycles>
    <meta:document-statistic meta:table-count="2" meta:image-count="2" meta:object-count="0" meta:page-count="2" meta:paragraph-count="28" meta:word-count="296" meta:character-count="1825" meta:non-whitespace-character-count="1528"/>
  </office:meta>
</office:document-meta>
</file>